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ArchiveSerializ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ZipArchiveSerializ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ArchiveSerializer.addEntry( Attributes att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ZipArchiveSerializer.characters( char [ ] buffer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Archive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ArchiveSerializer.endElement( String namespaceURI , String localName ,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ZipArchiveSerializ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ArchiveSerializ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ArchiveSerializ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ArchiveSerializer.startPrefixMapping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ipArchiveSerializer.endPrefixMapping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ArchiveSerializer.startElement( String namespaceURI , String localName , String qName , Attributes at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ZipArchiveSerializ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